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géemonie v 3.1</text:p>
      <text:p text:style-name="P1"><text:span text:style-name="T1">Egéemonie</text:span> (Aegemonia in english) est une variante a 6 joueurs dans une <text:s/>grece classique (-600) un peu fantasmée</text:p>
      <text:p text:style-name="P1">les 6 puissances sont Athenes, Crete, Ionia, Macedoine, Sparte et Troie</text:p>
      <text:p text:style-name="P1"><text:span text:style-name="T1">Position initiale </text:span>: chaque puissance commence avec 4 centres et 3 unites initiales et peux par la suite construire dans chacun de ses 4 centres initiaux</text:p>
      <text:p text:style-name="P1"><text:span text:style-name="T1">Canaux</text:span> : Hellespont, Troias, Byzantion , Bythinia, Korinthios, Megara fonctionne comme des canaux. Egeemonie ne possede donc aucune provinces avec deux cotes</text:p>
      <text:p text:style-name="P1"><text:span text:style-name="T1">Pont</text:span> : Olympia &amp; Stratos, Etolia&amp; Achaia, Marathon &amp; Eretre, Lesbos &amp; Pergamon, Chiros &amp; Ephese, Milet &amp; Samos sont lies par des ponts de communication</text:p>
      <text:p text:style-name="P4">Centres maritimes : <text:span text:style-name="T2">Delos, Thera, Naxos, Limnos sont des zones maritime et des centres de ravitaillement. Une flotte stationne a l'interieur d'un centre maritime peuvent y convoyer . Une armee ne peux y stationee </text:span></text:p>
      <text:p text:style-name="P4">Iles : <text:span text:style-name="T2">Lesbos, Chiros, Samos &amp; Rhodes sont des zones insulaires (zone cotiere)</text:span></text:p>
      <text:p text:style-name="P4"><text:span text:style-name="T2">si les zones de <text:s/>Lesbos Chiros &amp; Samos contiennes de la mer c'est uniquement pour les possibilite de deplacement maritime. Une flotte stationner dans une zone insulaire ne peux convoyer une armee peux y stationner</text:span></text:p>
      <text:p text:style-name="P4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ier</meta:initial-creator>
    <dc:creator>lei saarlainen</dc:creator>
    <meta:editing-cycles>4</meta:editing-cycles>
    <meta:creation-date>2023-09-06T05:44:00</meta:creation-date>
    <dc:date>2023-09-19T07:15:03.21</dc:date>
    <meta:editing-duration>PT1H2M4S</meta:editing-duration>
    <meta:generator>OpenOffice/4.1.11$Win32 OpenOffice.org_project/4111m1$Build-9808</meta:generator>
    <meta:document-statistic meta:table-count="0" meta:image-count="0" meta:object-count="0" meta:page-count="1" meta:paragraph-count="9" meta:word-count="188" meta:character-count="11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